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1.904" calcext:value-type="float">
            <text:p>761.904</text:p>
          </table:table-cell>
          <table:table-cell table:formula="of:=SUM([.AL3:.AL5])" office:value-type="float" office:value="1679.70879648" calcext:value-type="float">
            <text:p>1679.70879648</text:p>
          </table:table-cell>
          <table:table-cell table:formula="of:=SUM([.AM3:.AM5])" office:value-type="float" office:value="0.83985439824" calcext:value-type="float">
            <text:p>0.83985439824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0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8" calcext:value-type="float">
            <text:p>6.8</text:p>
          </table:table-cell>
          <table:table-cell table:number-columns-repeated="2"/>
          <table:table-cell table:formula="of:=[.AA4]*[.AC4]*[.AD4]*[.AE4]*[.AF4]*[.AG4]*[.AH4]" office:value-type="float" office:value="509.184" calcext:value-type="float">
            <text:p>509.184</text:p>
          </table:table-cell>
          <table:table-cell table:style-name="ce42" table:formula="of:=[.AK4]*2.20462" office:value-type="float" office:value="1122.55723008" calcext:value-type="float">
            <text:p>1122.56</text:p>
          </table:table-cell>
          <table:table-cell table:style-name="ce42" table:formula="of:=[.AL4]/2000" office:value-type="float" office:value="0.56127861504" calcext:value-type="float">
            <text:p>0.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761.84" calcext:value-type="float">
            <text:p>64761.84</text:p>
          </table:table-cell>
          <table:table-cell table:formula="of:=[.AL2]*[.$AJ$7]" office:value-type="float" office:value="142775.2477008" calcext:value-type="float">
            <text:p>142775.2477008</text:p>
          </table:table-cell>
          <table:table-cell table:formula="of:=[.AM2]*[.$AJ$7]" office:value-type="float" office:value="71.3876238504" calcext:value-type="float">
            <text:p>71.387623850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71" calcext:value-type="float">
            <text:p>79.9849999999971</text:p>
          </table:table-cell>
          <table:table-cell table:formula="of:=[.$T$2]*[.S11]" office:value-type="float" office:value="5272611.19999981" calcext:value-type="float">
            <text:p>5272611.1999998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600000000022" calcext:value-type="float">
            <text:p>84.3600000000022</text:p>
          </table:table-cell>
          <table:table-cell table:formula="of:=[.$T$2]*[.S12]" office:value-type="float" office:value="5561011.20000014" calcext:value-type="float">
            <text:p>5561011.2000001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599999999984" calcext:value-type="float">
            <text:p>89.3599999999984</text:p>
          </table:table-cell>
          <table:table-cell table:formula="of:=[.$T$2]*[.S16]" office:value-type="float" office:value="5890611.19999989" calcext:value-type="float">
            <text:p>5890611.1999998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49999999972" calcext:value-type="float">
            <text:p>93.7349999999972</text:p>
          </table:table-cell>
          <table:table-cell table:formula="of:=[.$T$2]*[.S17]" office:value-type="float" office:value="6179011.19999982" calcext:value-type="float">
            <text:p>6179011.1999998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8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593]: 2" calcext:value-type="string">
            <text:p>Available [2593]: 2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593" calcext:value-type="float">
            <text:p>2593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4" calcext:value-type="float">
            <text:p>24</text:p>
          </table:table-cell>
          <table:table-cell/>
          <table:table-cell table:formula="of:=[.G77]+[.H77]-[.I77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79]+([.C79]-1)*20" office:value-type="float" office:value="22" calcext:value-type="float">
            <text:p>22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0]+([.C80]-1)*20" office:value-type="float" office:value="10" calcext:value-type="float">
            <text:p>10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1]+([.C81]-1)*20" office:value-type="float" office:value="70" calcext:value-type="float">
            <text:p>7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2]+([.C82]-1)*20" office:value-type="float" office:value="15" calcext:value-type="float">
            <text:p>15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7" calcext:value-type="float">
            <text:p>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5]+([.C85]-1)*20" office:value-type="float" office:value="11" calcext:value-type="float">
            <text:p>11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6]+([.C86]-1)*20" office:value-type="float" office:value="18" calcext:value-type="float">
            <text:p>18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8]+([.C88]-1)*20" office:value-type="float" office:value="23" calcext:value-type="float">
            <text:p>23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1]+([.C91]-1)*20" office:value-type="float" office:value="16" calcext:value-type="float">
            <text:p>16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2]+([.C92]-1)*20" office:value-type="float" office:value="14" calcext:value-type="float">
            <text:p>14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3]+([.C93]-1)*20" office:value-type="float" office:value="19" calcext:value-type="float">
            <text:p>19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4]+([.C94]-1)*20" office:value-type="float" office:value="58" calcext:value-type="float">
            <text:p>58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5]+([.C95]-1)*20" office:value-type="float" office:value="23" calcext:value-type="float">
            <text:p>23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5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8]+([.C98]-1)*20" office:value-type="float" office:value="22" calcext:value-type="float">
            <text:p>22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9]+([.C99]-1)*20" office:value-type="float" office:value="28" calcext:value-type="float">
            <text:p>28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0]+([.C100]-1)*20" office:value-type="float" office:value="11" calcext:value-type="float">
            <text:p>11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1]+([.C101]-1)*20" office:value-type="float" office:value="10" calcext:value-type="float">
            <text:p>1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6]+([.C106]-1)*20" office:value-type="float" office:value="66" calcext:value-type="float">
            <text:p>66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6%" calcext:value-type="string">
            <text:p>76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09]+([.C109]-1)*20" office:value-type="float" office:value="53" calcext:value-type="float">
            <text:p>53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1];2); &quot;0#%&quot;)" office:value-type="string" office:string-value="63%" calcext:value-type="string">
            <text:p>63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0]+([.C110]-1)*20" office:value-type="float" office:value="28" calcext:value-type="float">
            <text:p>28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33%" calcext:value-type="string">
            <text:p>33%</text:p>
          </table:table-cell>
          <table:table-cell table:formula="of:=TEXT(VLOOKUP([.E11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51%" calcext:value-type="string">
            <text:p>51%</text:p>
          </table:table-cell>
          <table:table-cell table:formula="of:=TEXT(VLOOKUP([.E112];[.$BI$2:.$BK$81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5]+([.C115]-1)*20" office:value-type="float" office:value="38" calcext:value-type="float">
            <text:p>38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3%" calcext:value-type="string">
            <text:p>43%</text:p>
          </table:table-cell>
          <table:table-cell table:formula="of:=TEXT(VLOOKUP([.E115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6]+([.C116]-1)*20" office:value-type="float" office:value="50" calcext:value-type="float">
            <text:p>5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60%" calcext:value-type="string">
            <text:p>60%</text:p>
          </table:table-cell>
          <table:table-cell table:formula="of:=TEXT(VLOOKUP([.E116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8]+([.C118]-1)*20" office:value-type="float" office:value="33" calcext:value-type="float">
            <text:p>33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I$2:.$BK$81];2); &quot;0#%&quot;)" office:value-type="string" office:string-value="38%" calcext:value-type="string">
            <text:p>38%</text:p>
          </table:table-cell>
          <table:table-cell table:formula="of:=TEXT(VLOOKUP([.E118];[.$BI$2:.$BK$81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1]+([.C121]-1)*20" office:value-type="float" office:value="26" calcext:value-type="float">
            <text:p>26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31%" calcext:value-type="string">
            <text:p>31%</text:p>
          </table:table-cell>
          <table:table-cell table:formula="of:=TEXT(VLOOKUP([.E121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2]+([.C122]-1)*20" office:value-type="float" office:value="15" calcext:value-type="float">
            <text:p>15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5%" calcext:value-type="string">
            <text:p>15%</text:p>
          </table:table-cell>
          <table:table-cell table:formula="of:=TEXT(VLOOKUP([.E122];[.$BI$2:.$BK$81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3]+([.C123]-1)*20" office:value-type="float" office:value="10" calcext:value-type="float">
            <text:p>1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1];2); &quot;0#%&quot;)" office:value-type="string" office:string-value="10%" calcext:value-type="string">
            <text:p>10%</text:p>
          </table:table-cell>
          <table:table-cell table:formula="of:=TEXT(VLOOKUP([.E123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4]+([.C124]-1)*20" office:value-type="float" office:value="57" calcext:value-type="float">
            <text:p>57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7%" calcext:value-type="string">
            <text:p>67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5]+([.C125]-1)*20" office:value-type="float" office:value="25" calcext:value-type="float">
            <text:p>25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30%" calcext:value-type="string">
            <text:p>30%</text:p>
          </table:table-cell>
          <table:table-cell table:formula="of:=TEXT(VLOOKUP([.E125];[.$BI$2:.$BK$81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7]+([.C127]-1)*20" office:value-type="float" office:value="16" calcext:value-type="float">
            <text:p>16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6%" calcext:value-type="string">
            <text:p>16%</text:p>
          </table:table-cell>
          <table:table-cell table:formula="of:=TEXT(VLOOKUP([.E127];[.$BI$2:.$BK$81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1]+([.C131]-1)*20" office:value-type="float" office:value="67" calcext:value-type="float">
            <text:p>67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7%" calcext:value-type="string">
            <text:p>77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3]+([.C133]-1)*20" office:value-type="float" office:value="53" calcext:value-type="float">
            <text:p>53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1];2); &quot;0#%&quot;)" office:value-type="string" office:string-value="63%" calcext:value-type="string">
            <text:p>63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6   [56% - 92%] Light Magic Resistance" calcext:value-type="string">
            <text:p>3-6 <text:s text:c="2"/>[56% - 9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4]+([.C134]-1)*20" office:value-type="float" office:value="46" calcext:value-type="float">
            <text:p>46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6%" calcext:value-type="string">
            <text:p>56%</text:p>
          </table:table-cell>
          <table:table-cell table:formula="of:=TEXT(VLOOKUP([.E134];[.$BI$2:.$BK$81];3);  &quot;0#%&quot;)" office:value-type="string" office:string-value="92%" calcext:value-type="string">
            <text:p>9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53" calcext:value-type="float">
            <text:p>5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3%" calcext:value-type="string">
            <text:p>63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8%" calcext:value-type="string">
            <text:p>58%</text:p>
          </table:table-cell>
          <table:table-cell table:formula="of:=TEXT(VLOOKUP([.E137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1]+([.C141]-1)*20" office:value-type="float" office:value="44" calcext:value-type="float">
            <text:p>44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4%" calcext:value-type="string">
            <text:p>54%</text:p>
          </table:table-cell>
          <table:table-cell table:formula="of:=TEXT(VLOOKUP([.E141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2]+([.C142]-1)*20" office:value-type="float" office:value="21" calcext:value-type="float">
            <text:p>21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1];2); &quot;0#%&quot;)" office:value-type="string" office:string-value="26%" calcext:value-type="string">
            <text:p>26%</text:p>
          </table:table-cell>
          <table:table-cell table:formula="of:=TEXT(VLOOKUP([.E142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3]+([.C143]-1)*20" office:value-type="float" office:value="44" calcext:value-type="float">
            <text:p>44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4%" calcext:value-type="string">
            <text:p>54%</text:p>
          </table:table-cell>
          <table:table-cell table:formula="of:=TEXT(VLOOKUP([.E143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4]+([.C144]-1)*20" office:value-type="float" office:value="46" calcext:value-type="float">
            <text:p>46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6%" calcext:value-type="string">
            <text:p>56%</text:p>
          </table:table-cell>
          <table:table-cell table:formula="of:=TEXT(VLOOKUP([.E14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5]+([.C145]-1)*20" office:value-type="float" office:value="18" calcext:value-type="float">
            <text:p>18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8%" calcext:value-type="string">
            <text:p>18%</text:p>
          </table:table-cell>
          <table:table-cell table:formula="of:=TEXT(VLOOKUP([.E145];[.$BI$2:.$BK$81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7]+([.C147]-1)*20" office:value-type="float" office:value="16" calcext:value-type="float">
            <text:p>16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6%" calcext:value-type="string">
            <text:p>16%</text:p>
          </table:table-cell>
          <table:table-cell table:formula="of:=TEXT(VLOOKUP([.E147];[.$BI$2:.$BK$81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8]+([.C148]-1)*20" office:value-type="float" office:value="19" calcext:value-type="float">
            <text:p>19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9%" calcext:value-type="string">
            <text:p>19%</text:p>
          </table:table-cell>
          <table:table-cell table:formula="of:=TEXT(VLOOKUP([.E148];[.$BI$2:.$BK$81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0]+([.C150]-1)*20" office:value-type="float" office:value="27" calcext:value-type="float">
            <text:p>27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32%" calcext:value-type="string">
            <text:p>32%</text:p>
          </table:table-cell>
          <table:table-cell table:formula="of:=TEXT(VLOOKUP([.E150];[.$BI$2:.$BK$81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1]+([.C151]-1)*20" office:value-type="float" office:value="45" calcext:value-type="float">
            <text:p>45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5%" calcext:value-type="string">
            <text:p>55%</text:p>
          </table:table-cell>
          <table:table-cell table:formula="of:=TEXT(VLOOKUP([.E151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3]+([.C153]-1)*20" office:value-type="float" office:value="54" calcext:value-type="float">
            <text:p>54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4%" calcext:value-type="string">
            <text:p>64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20" calcext:value-type="float">
            <text:p>2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20%" calcext:value-type="string">
            <text:p>20%</text:p>
          </table:table-cell>
          <table:table-cell table:formula="of:=TEXT(VLOOKUP([.E157];[.$BI$2:.$BK$81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1]+([.C161]-1)*20" office:value-type="float" office:value="53" calcext:value-type="float">
            <text:p>53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3%" calcext:value-type="string">
            <text:p>63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2]+([.C162]-1)*20" office:value-type="float" office:value="48" calcext:value-type="float">
            <text:p>48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8%" calcext:value-type="string">
            <text:p>58%</text:p>
          </table:table-cell>
          <table:table-cell table:formula="of:=TEXT(VLOOKUP([.E162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2 1st tier" calcext:value-type="string">
            <text:p>12 1st tier</text:p>
          </table:table-cell>
          <table:table-cell table:formula="of:=COUNTIF([.$C$106:.$C$16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0 3rd tier" calcext:value-type="string">
            <text:p>20 3rd tier</text:p>
          </table:table-cell>
          <table:table-cell table:formula="of:=COUNTIF([.$C$106:.$C$162];&quot;=3&quot;)" office:value-type="float" office:value="20" calcext:value-type="float">
            <text:p>20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0 x 5% = 100%" calcext:value-type="string">
            <text:p>Ash Speed: <text:s text:c="2"/>20 x 5% = 10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0" calcext:value-type="float">
            <text:p>2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0%" calcext:value-type="string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61.9 kgs   [1,679.7 lbs] [0.84 tons]" calcext:value-type="string">
            <text:p>Weight: <text:s text:c="2"/>761.9 kgs <text:s text:c="2"/>[1,679.7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1.9" calcext:value-type="string">
            <text:p>761.9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79.7" calcext:value-type="string">
            <text:p>1,679.7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761.8 kgs [142,775.2 lbs] [71.39 tons]" calcext:value-type="string">
            <text:p>Maxed: 64,761.8 kgs [142,775.2 lbs] [71.3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761.8" calcext:value-type="string">
            <text:p>64,761.8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2,775.2" calcext:value-type="string">
            <text:p>142,775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39" calcext:value-type="string">
            <text:p>71.3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00% + 220% + 60% = 580%) more dense - Avatar of Ash [E] 2nd" calcext:value-type="string">
            <text:p><text:s text:c="8"/>Muscles are (300% + 220% + 60% = 580%) more dense - Avatar of Ash [E] 2nd</text:p>
          </table:table-cell>
          <table:table-cell/>
          <table:table-cell table:formula="of:=TEXT([.B166]*15%;&quot;%&quot;)" office:value-type="string" office:string-value="300%" calcext:value-type="string">
            <text:p>300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0%" calcext:value-type="string">
            <text:p>60%</text:p>
          </table:table-cell>
          <table:table-cell table:formula="of:=TEXT([.C177]+[.D177]+[.E177]; &quot;###,#%&quot;)" office:value-type="string" office:string-value="580%" calcext:value-type="string">
            <text:p>58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80%] more dense." calcext:value-type="string">
            <text:p><text:s text:c="16"/>[58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3]-[.E262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   " calcext:value-type="string">
            <text:p><text:s text:c="14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3]-[.E268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formula="of:=REPT(&quot; &quot;; [.F268])" office:value-type="string" office:string-value="    " calcext:value-type="string">
            <text:p><text:s text:c="4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3]-[.E273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formula="of:=REPT(&quot; &quot;; [.F273])" office:value-type="string" office:string-value="              " calcext:value-type="string">
            <text:p><text:s text:c="14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3]-[.E282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" calcext:value-type="string">
            <text:p><text:s text:c="11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3" calcext:value-type="float">
            <text:p>2593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9T23:33:18.227000000</dc:date>
    <meta:generator>LibreOffice/7.0.5.2$Windows_X86_64 LibreOffice_project/64390860c6cd0aca4beafafcfd84613dd9dfb63a</meta:generator>
    <meta:editing-duration>P2DT1H54M42S</meta:editing-duration>
    <meta:editing-cycles>206</meta:editing-cycles>
    <meta:document-statistic meta:table-count="1" meta:cell-count="2168" meta:object-count="0"/>
    <meta:user-defined meta:name="AppVersion">16.0300</meta:user-defined>
  </office:meta>
</office:document-meta>
</file>